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13C4F5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inst n°</text:p>
          </table:table-cell>
          <table:table-cell office:value-type="string" table:style-name="ce1">
            <text:p>solver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add_constrain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olutio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32msec</text:p>
          </table:table-cell>
          <table:table-cell office:value-type="string" table:style-name="ce1">
            <text:p>[14, 14]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92, 188, 174, 226, 199, 189]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09msec</text:p>
          </table:table-cell>
          <table:table-cell office:value-type="string" table:style-name="ce1">
            <text:p>[12, 10, 12]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m 53s</text:p>
          </table:table-cell>
          <table:table-cell office:value-type="string" table:style-name="ce1">
            <text:p>[130, 82, 109, 110, 150, 126, 106, 220]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36msec</text:p>
          </table:table-cell>
          <table:table-cell office:value-type="string" table:style-name="ce1">
            <text:p>[160, 206]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2s 406msec</text:p>
          </table:table-cell>
          <table:table-cell office:value-type="string" table:style-name="ce1">
            <text:p>[322, 226, 114, 308, 56, 56]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320, 159, 140, 167, 60, 32]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m 42s</text:p>
          </table:table-cell>
          <table:table-cell office:value-type="string" table:style-name="ce1">
            <text:p>[135, 178, 80, 152, 140, 186, 82, 164]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98, 173, 30, 56, 46, 214, 108, 338, 436, 216]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33, 228, 54, 244, 198, 80, 66, 114, 216, 14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57msec</text:p>
          </table:table-cell>
          <table:table-cell office:value-type="string" table:style-name="ce1">
            <text:p>[15, 10]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m 29s</text:p>
          </table:table-cell>
          <table:table-cell office:value-type="string" table:style-name="ce1">
            <text:p>[209, 199, 116, 245, 64, 132]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945msec</text:p>
          </table:table-cell>
          <table:table-cell office:value-type="string" table:style-name="ce1">
            <text:p>[12, 10, 12]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06, 237, 147, 110, 34, 76, 80, 48]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773msec</text:p>
          </table:table-cell>
          <table:table-cell office:value-type="string" table:style-name="ce1">
            <text:p>[160, 206]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9s 269msec</text:p>
          </table:table-cell>
          <table:table-cell office:value-type="string" table:style-name="ce1">
            <text:p>[236, 56, 72, 56, 114, 326]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372, 159, 140, 136, 60, 32]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92, 147, 82, 152, 186, 106, 80, 74]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32, 382, 436, 30, 166, 48, 46, 224, 108, 56]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93, 304, 216, 66, 120, 54, 104, 114, 98, 80]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756msec</text:p>
          </table:table-cell>
          <table:table-cell office:value-type="string" table:style-name="ce1">
            <text:p>[14, 14]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11s 866msec</text:p>
          </table:table-cell>
          <table:table-cell office:value-type="string" table:style-name="ce1">
            <text:p>[210, 215, 174, 226, 64, 188]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765msec</text:p>
          </table:table-cell>
          <table:table-cell office:value-type="string" table:style-name="ce1">
            <text:p>[12, 10, 12]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5s 159msec</text:p>
          </table:table-cell>
          <table:table-cell office:value-type="string" table:style-name="ce1">
            <text:p>[160, 158, 80, 220, 106, 126, 34, 109]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673msec</text:p>
          </table:table-cell>
          <table:table-cell office:value-type="string" table:style-name="ce1">
            <text:p>[160, 206]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2s 710msec</text:p>
          </table:table-cell>
          <table:table-cell office:value-type="string" table:style-name="ce1">
            <text:p>[322, 226, 114, 308, 56, 56]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61, 161, 155, 154, 167, 140]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1m 42s</text:p>
          </table:table-cell>
          <table:table-cell office:value-type="string" table:style-name="ce1">
            <text:p>[135, 178, 80, 152, 140, 186, 82, 164]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352, 278, 156, 436, 166, 108, 30, 214, 338, 48]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33, 204, 80, 198, 216, 114, 228, 244, 104, 54]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086, 1086, 1084]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66, 234, 282, 201, 238, 269, 149, 278, 174, 234, 258, 164, 250, 235, 286, 224, 220, 208, 94, 98]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max dis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775msec</text:p>
          </table:table-cell>
          <table:table-cell office:value-type="string" table:style-name="ce1">
            <text:p>[15, 10]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1m 40s</text:p>
          </table:table-cell>
          <table:table-cell office:value-type="string" table:style-name="ce1">
            <text:p>[199, 132, 64, 209, 245, 116]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920msec</text:p>
          </table:table-cell>
          <table:table-cell office:value-type="string" table:style-name="ce1">
            <text:p>[12, 10, 12]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06, 237, 147, 110, 34, 76, 80, 48]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836msec</text:p>
          </table:table-cell>
          <table:table-cell office:value-type="string" table:style-name="ce1">
            <text:p>[160, 206]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9s 884msec</text:p>
          </table:table-cell>
          <table:table-cell office:value-type="string" table:style-name="ce1">
            <text:p>[236, 56, 326, 114, 72, 56]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07, 247, 155, 123, 32, 60]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47, 192, 80, 152, 82, 186, 74, 106]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32, 436, 48, 338, 46, 108, 166, 156, 224, 30]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234, 99, 216, 114, 198, 80, 142, 244, 98, 104]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028, 1330, 1108]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[167, 235, 271, 201, 211, 302, 149, 331, 135, 241, 139, 113, 143, 318, 34, 40, 124, 194, 150, 134]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code</text:p>
          </table:table-cell>
          <table:table-cell office:value-type="string" table:style-name="ce1">
            <text:p>obj fu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UNKNOWN</text:p>
          </table:table-cell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Giacomo Gaiani</meta:initial-creator>
    <dc:creator>Giacomo Gaiani</dc:creator>
    <meta:creation-date>2023-06-24T16:54:59Z</meta:creation-date>
    <dc:date>2023-06-28T10:10:25Z</dc:date>
  </office:meta>
</office:document-meta>
</file>